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1.76388888888889cm" style:use-optimal-column-width="true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ch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18" table:style-name="ce4">
            <text:p>318</text:p>
          </table:table-cell>
          <table:table-cell office:value-type="float" office:value="301.09849999999994" table:style-name="ce4">
            <text:p>301</text:p>
          </table:table-cell>
          <table:table-cell office:value-type="float" office:value="836" table:style-name="ce4">
            <text:p>836</text:p>
          </table:table-cell>
          <table:table-cell office:value-type="float" office:value="811.88511999999992" table:style-name="ce4">
            <text:p>812</text:p>
          </table:table-cell>
          <table:table-cell office:value-type="float" office:value="3749" table:style-name="ce4">
            <text:p>3,749</text:p>
          </table:table-cell>
          <table:table-cell office:value-type="float" office:value="3661.4562399999995" table:style-name="ce4">
            <text:p>3,661</text:p>
          </table:table-cell>
          <table:table-cell office:value-type="float" office:value="2079" table:style-name="ce4">
            <text:p>2,079</text:p>
          </table:table-cell>
          <table:table-cell office:value-type="float" office:value="2026.57725" table:style-name="ce4">
            <text:p>2,027</text:p>
          </table:table-cell>
          <table:table-cell office:value-type="float" office:value="167" table:style-name="ce4">
            <text:p>167</text:p>
          </table:table-cell>
          <table:table-cell office:value-type="float" office:value="163.03203999999999" table:style-name="ce4">
            <text:p>163</text:p>
          </table:table-cell>
          <table:table-cell office:value-type="float" office:value="44" table:style-name="ce4">
            <text:p>44</text:p>
          </table:table-cell>
          <table:table-cell office:value-type="float" office:value="40.685680000000005" table:style-name="ce4">
            <text:p>41</text:p>
          </table:table-cell>
          <table:table-cell office:value-type="float" office:value="7193" table:style-name="ce4">
            <text:p>7,193</text:p>
          </table:table-cell>
          <table:table-cell office:value-type="float" office:value="7004.7348299999994" table:style-name="ce4">
            <text:p>7,005</text:p>
          </table:table-cell>
          <table:table-cell office:value-type="float" office:value="93" table:style-name="ce4">
            <text:p>93</text:p>
          </table:table-cell>
          <table:table-cell office:value-type="float" office:value="89.9" table:style-name="ce4">
            <text:p>90</text:p>
          </table:table-cell>
          <table:table-cell office:value-type="float" office:value="47.4" table:style-name="ce4">
            <text:p>47</text:p>
          </table:table-cell>
          <table:table-cell office:value-type="float" office:value="41.67" table:style-name="ce4">
            <text:p>42</text:p>
          </table:table-cell>
          <table:table-cell office:value-type="float" office:value="415.09999999999997" table:style-name="ce4">
            <text:p>415</text:p>
          </table:table-cell>
          <table:table-cell office:value-type="float" office:value="414.49999999999994" table:style-name="ce4">
            <text:p>415</text:p>
          </table:table-cell>
          <table:table-cell office:value-type="float" office:value="555.5" table:style-name="ce4">
            <text:p>556</text:p>
          </table:table-cell>
          <table:table-cell office:value-type="float" office:value="546.06999999999994" table:style-name="ce4">
            <text:p>546</text:p>
          </table:table-cell>
          <table:table-cell office:value-type="float" office:value="0" table:style-name="ce4">
            <text:p>0</text:p>
          </table:table-cell>
          <table:table-cell office:value-type="float" office:value="7748.5" table:style-name="ce4">
            <text:p>7,749</text:p>
          </table:table-cell>
          <table:table-cell office:value-type="float" office:value="7550.8048299999991" table:style-name="ce4">
            <text:p>7,551</text:p>
          </table:table-cell>
          <table:table-cell office:value-type="float" office:value="24491767.52" table:style-name="ce4">
            <text:p>24,491,768</text:p>
          </table:table-cell>
          <table:table-cell office:value-type="float" office:value="1200249.8" table:style-name="ce4">
            <text:p>1,200,250</text:p>
          </table:table-cell>
          <table:table-cell office:value-type="float" office:value="253983.91999999998" table:style-name="ce4">
            <text:p>253,984</text:p>
          </table:table-cell>
          <table:table-cell office:value-type="float" office:value="76994.979999999981" table:style-name="ce4">
            <text:p>76,995</text:p>
          </table:table-cell>
          <table:table-cell office:value-type="float" office:value="7308195.0399999991" table:style-name="ce4">
            <text:p>7,308,195</text:p>
          </table:table-cell>
          <table:table-cell office:value-type="float" office:value="3986374.03" table:style-name="ce4">
            <text:p>3,986,374</text:p>
          </table:table-cell>
          <table:table-cell office:value-type="float" office:value="37317565.289999999" table:style-name="ce4">
            <text:p>37,317,565</text:p>
          </table:table-cell>
          <table:table-cell office:value-type="float" office:value="8362596.8400000017" table:style-name="ce4">
            <text:p>8,362,597</text:p>
          </table:table-cell>
          <table:table-cell office:value-type="float" office:value="2692357.08" table:style-name="ce4">
            <text:p>2,692,357</text:p>
          </table:table-cell>
          <table:table-cell office:value-type="float" office:value="11054953.920000002" table:style-name="ce4">
            <text:p>11,054,954</text:p>
          </table:table-cell>
          <table:table-cell office:value-type="float" office:value="48372519.210000001" table:style-name="ce4">
            <text:p>48,372,51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34" table:style-name="ce4">
            <text:p>134</text:p>
          </table:table-cell>
          <table:table-cell office:value-type="float" office:value="122.39055000000003" table:style-name="ce4">
            <text:p>122</text:p>
          </table:table-cell>
          <table:table-cell office:value-type="float" office:value="89" table:style-name="ce4">
            <text:p>89</text:p>
          </table:table-cell>
          <table:table-cell office:value-type="float" office:value="83.639190000000013" table:style-name="ce4">
            <text:p>84</text:p>
          </table:table-cell>
          <table:table-cell office:value-type="float" office:value="93" table:style-name="ce4">
            <text:p>93</text:p>
          </table:table-cell>
          <table:table-cell office:value-type="float" office:value="89.843249999999998" table:style-name="ce4">
            <text:p>90</text:p>
          </table:table-cell>
          <table:table-cell office:value-type="float" office:value="15" table:style-name="ce4">
            <text:p>15</text:p>
          </table:table-cell>
          <table:table-cell office:value-type="float" office:value="11.45945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3" table:style-name="ce4">
            <text:p>333</text:p>
          </table:table-cell>
          <table:table-cell office:value-type="float" office:value="309.33244000000008" table:style-name="ce4">
            <text:p>3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3" table:style-name="ce4">
            <text:p>333</text:p>
          </table:table-cell>
          <table:table-cell office:value-type="float" office:value="309.33244000000008" table:style-name="ce4">
            <text:p>309</text:p>
          </table:table-cell>
          <table:table-cell office:value-type="float" office:value="705431.24" table:style-name="ce4">
            <text:p>705,431</text:p>
          </table:table-cell>
          <table:table-cell office:value-type="float" office:value="2888" table:style-name="ce4">
            <text:p>2,888</text:p>
          </table:table-cell>
          <table:table-cell office:value-type="float" office:value="2291.5100000000002" table:style-name="ce4">
            <text:p>2,292</text:p>
          </table:table-cell>
          <table:table-cell office:value-type="float" office:value="371.88" table:style-name="ce4">
            <text:p>372</text:p>
          </table:table-cell>
          <table:table-cell office:value-type="float" office:value="194731.16" table:style-name="ce4">
            <text:p>194,731</text:p>
          </table:table-cell>
          <table:table-cell office:value-type="float" office:value="63083.520000000004" table:style-name="ce4">
            <text:p>63,084</text:p>
          </table:table-cell>
          <table:table-cell office:value-type="float" office:value="968797.31" table:style-name="ce4">
            <text:p>968,7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8797.31" table:style-name="ce4">
            <text:p>968,79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461" table:style-name="ce4">
            <text:p>9,461</text:p>
          </table:table-cell>
          <table:table-cell office:value-type="float" office:value="8259.8701200001215" table:style-name="ce4">
            <text:p>8,260</text:p>
          </table:table-cell>
          <table:table-cell office:value-type="float" office:value="2810" table:style-name="ce4">
            <text:p>2,810</text:p>
          </table:table-cell>
          <table:table-cell office:value-type="float" office:value="2657.34417999999" table:style-name="ce4">
            <text:p>2,657</text:p>
          </table:table-cell>
          <table:table-cell office:value-type="float" office:value="2813" table:style-name="ce4">
            <text:p>2,813</text:p>
          </table:table-cell>
          <table:table-cell office:value-type="float" office:value="2658.4637899999948" table:style-name="ce4">
            <text:p>2,658</text:p>
          </table:table-cell>
          <table:table-cell office:value-type="float" office:value="759" table:style-name="ce4">
            <text:p>759</text:p>
          </table:table-cell>
          <table:table-cell office:value-type="float" office:value="737.44033999999999" table:style-name="ce4">
            <text:p>737</text:p>
          </table:table-cell>
          <table:table-cell office:value-type="float" office:value="73" table:style-name="ce4">
            <text:p>73</text:p>
          </table:table-cell>
          <table:table-cell office:value-type="float" office:value="72.567480000000018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916" table:style-name="ce4">
            <text:p>15,916</text:p>
          </table:table-cell>
          <table:table-cell office:value-type="float" office:value="14385.685910000106" table:style-name="ce4">
            <text:p>14,386</text:p>
          </table:table-cell>
          <table:table-cell office:value-type="float" office:value="2468.44" table:style-name="ce4">
            <text:p>2,468</text:p>
          </table:table-cell>
          <table:table-cell office:value-type="float" office:value="2468.44" table:style-name="ce4">
            <text:p>2,468</text:p>
          </table:table-cell>
          <table:table-cell office:value-type="float" office:value="13.09" table:style-name="ce4">
            <text:p>13</text:p>
          </table:table-cell>
          <table:table-cell office:value-type="float" office:value="13.09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81.5300000000002" table:style-name="ce4">
            <text:p>2,482</text:p>
          </table:table-cell>
          <table:table-cell office:value-type="float" office:value="2481.5300000000002" table:style-name="ce4">
            <text:p>2,482</text:p>
          </table:table-cell>
          <table:table-cell office:value-type="float" office:value="0" table:style-name="ce4">
            <text:p>0</text:p>
          </table:table-cell>
          <table:table-cell office:value-type="float" office:value="18397.53" table:style-name="ce4">
            <text:p>18,398</text:p>
          </table:table-cell>
          <table:table-cell office:value-type="float" office:value="16867.215910000104" table:style-name="ce4">
            <text:p>16,867</text:p>
          </table:table-cell>
          <table:table-cell office:value-type="float" office:value="33758336.119999997" table:style-name="ce4">
            <text:p>33,758,336</text:p>
          </table:table-cell>
          <table:table-cell office:value-type="float" office:value="863041.14999999991" table:style-name="ce4">
            <text:p>863,041</text:p>
          </table:table-cell>
          <table:table-cell office:value-type="float" office:value="194926.77000000002" table:style-name="ce4">
            <text:p>194,927</text:p>
          </table:table-cell>
          <table:table-cell office:value-type="float" office:value="744278.48" table:style-name="ce4">
            <text:p>744,278</text:p>
          </table:table-cell>
          <table:table-cell office:value-type="float" office:value="9240560.2299999967" table:style-name="ce4">
            <text:p>9,240,560</text:p>
          </table:table-cell>
          <table:table-cell office:value-type="float" office:value="3416768.99" table:style-name="ce4">
            <text:p>3,416,769</text:p>
          </table:table-cell>
          <table:table-cell office:value-type="float" office:value="48217911.739999995" table:style-name="ce4">
            <text:p>48,217,912</text:p>
          </table:table-cell>
          <table:table-cell office:value-type="float" office:value="7687082.4299999988" table:style-name="ce4">
            <text:p>7,687,082</text:p>
          </table:table-cell>
          <table:table-cell office:value-type="float" office:value="44005.03" table:style-name="ce4">
            <text:p>44,005</text:p>
          </table:table-cell>
          <table:table-cell office:value-type="float" office:value="7731087.459999999" table:style-name="ce4">
            <text:p>7,731,087</text:p>
          </table:table-cell>
          <table:table-cell office:value-type="float" office:value="55948999.199999996" table:style-name="ce4">
            <text:p>55,948,99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30" table:style-name="ce4">
            <text:p>430</text:p>
          </table:table-cell>
          <table:table-cell office:value-type="float" office:value="385.72058000000027" table:style-name="ce4">
            <text:p>386</text:p>
          </table:table-cell>
          <table:table-cell office:value-type="float" office:value="336" table:style-name="ce4">
            <text:p>336</text:p>
          </table:table-cell>
          <table:table-cell office:value-type="float" office:value="313.06600000000014" table:style-name="ce4">
            <text:p>313</text:p>
          </table:table-cell>
          <table:table-cell office:value-type="float" office:value="308" table:style-name="ce4">
            <text:p>308</text:p>
          </table:table-cell>
          <table:table-cell office:value-type="float" office:value="296.12812000000002" table:style-name="ce4">
            <text:p>296</text:p>
          </table:table-cell>
          <table:table-cell office:value-type="float" office:value="98" table:style-name="ce4">
            <text:p>98</text:p>
          </table:table-cell>
          <table:table-cell office:value-type="float" office:value="96.576499999999996" table:style-name="ce4">
            <text:p>97</text:p>
          </table:table-cell>
          <table:table-cell office:value-type="float" office:value="10" table:style-name="ce4">
            <text:p>10</text:p>
          </table:table-cell>
          <table:table-cell office:value-type="float" office:value="9.06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82" table:style-name="ce4">
            <text:p>1,182</text:p>
          </table:table-cell>
          <table:table-cell office:value-type="float" office:value="1100.5565200000003" table:style-name="ce4">
            <text:p>1,10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84" table:style-name="ce4">
            <text:p>1,184</text:p>
          </table:table-cell>
          <table:table-cell office:value-type="float" office:value="1102.5565200000003" table:style-name="ce4">
            <text:p>1,103</text:p>
          </table:table-cell>
          <table:table-cell office:value-type="float" office:value="3086814.44" table:style-name="ce4">
            <text:p>3,086,814</text:p>
          </table:table-cell>
          <table:table-cell office:value-type="float" office:value="27873.549999999996" table:style-name="ce4">
            <text:p>27,874</text:p>
          </table:table-cell>
          <table:table-cell office:value-type="float" office:value="99795.71" table:style-name="ce4">
            <text:p>99,796</text:p>
          </table:table-cell>
          <table:table-cell office:value-type="float" office:value="41696.839999999997" table:style-name="ce4">
            <text:p>41,697</text:p>
          </table:table-cell>
          <table:table-cell office:value-type="float" office:value="677524.64" table:style-name="ce4">
            <text:p>677,525</text:p>
          </table:table-cell>
          <table:table-cell office:value-type="float" office:value="265206.30000000005" table:style-name="ce4">
            <text:p>265,206</text:p>
          </table:table-cell>
          <table:table-cell office:value-type="float" office:value="4198911.4799999995" table:style-name="ce4">
            <text:p>4,198,911</text:p>
          </table:table-cell>
          <table:table-cell office:value-type="float" office:value="5272.72" table:style-name="ce4">
            <text:p>5,273</text:p>
          </table:table-cell>
          <table:table-cell office:value-type="float" office:value="0" table:style-name="ce4">
            <text:p>0</text:p>
          </table:table-cell>
          <table:table-cell office:value-type="float" office:value="5272.72" table:style-name="ce4">
            <text:p>5,273</text:p>
          </table:table-cell>
          <table:table-cell office:value-type="float" office:value="4204184.1999999993" table:style-name="ce4">
            <text:p>4,204,18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HM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9028" table:style-name="ce4">
            <text:p>29,028</text:p>
          </table:table-cell>
          <table:table-cell office:value-type="float" office:value="27379.573210000384" table:style-name="ce4">
            <text:p>27,380</text:p>
          </table:table-cell>
          <table:table-cell office:value-type="float" office:value="7077" table:style-name="ce4">
            <text:p>7,077</text:p>
          </table:table-cell>
          <table:table-cell office:value-type="float" office:value="6754.8714900000432" table:style-name="ce4">
            <text:p>6,755</text:p>
          </table:table-cell>
          <table:table-cell office:value-type="float" office:value="7567" table:style-name="ce4">
            <text:p>7,567</text:p>
          </table:table-cell>
          <table:table-cell office:value-type="float" office:value="7234.3669900000205" table:style-name="ce4">
            <text:p>7,234</text:p>
          </table:table-cell>
          <table:table-cell office:value-type="float" office:value="941" table:style-name="ce4">
            <text:p>941</text:p>
          </table:table-cell>
          <table:table-cell office:value-type="float" office:value="921.60110000000009" table:style-name="ce4">
            <text:p>922</text:p>
          </table:table-cell>
          <table:table-cell office:value-type="float" office:value="90" table:style-name="ce4">
            <text:p>90</text:p>
          </table:table-cell>
          <table:table-cell office:value-type="float" office:value="89.6" table:style-name="ce4">
            <text:p>90</text:p>
          </table:table-cell>
          <table:table-cell office:value-type="float" office:value="21811" table:style-name="ce4">
            <text:p>21,811</text:p>
          </table:table-cell>
          <table:table-cell office:value-type="float" office:value="20266.835819999913" table:style-name="ce4">
            <text:p>20,267</text:p>
          </table:table-cell>
          <table:table-cell office:value-type="float" office:value="66514" table:style-name="ce4">
            <text:p>66,514</text:p>
          </table:table-cell>
          <table:table-cell office:value-type="float" office:value="62646.848610000365" table:style-name="ce4">
            <text:p>62,647</text:p>
          </table:table-cell>
          <table:table-cell office:value-type="float" office:value="1263.9551612903228" table:style-name="ce4">
            <text:p>1,264</text:p>
          </table:table-cell>
          <table:table-cell office:value-type="float" office:value="1263.9551612903228" table:style-name="ce4">
            <text:p>1,2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63.9551612903228" table:style-name="ce4">
            <text:p>1,264</text:p>
          </table:table-cell>
          <table:table-cell office:value-type="float" office:value="1263.9551612903228" table:style-name="ce4">
            <text:p>1,264</text:p>
          </table:table-cell>
          <table:table-cell office:value-type="float" office:value="0" table:style-name="ce4">
            <text:p>0</text:p>
          </table:table-cell>
          <table:table-cell office:value-type="float" office:value="67777.955161290316" table:style-name="ce4">
            <text:p>67,778</text:p>
          </table:table-cell>
          <table:table-cell office:value-type="float" office:value="63910.803771290688" table:style-name="ce4">
            <text:p>63,911</text:p>
          </table:table-cell>
          <table:table-cell office:value-type="float" office:value="166266639.01999998" table:style-name="ce4">
            <text:p>166,266,639</text:p>
          </table:table-cell>
          <table:table-cell office:value-type="float" office:value="17586092.860000003" table:style-name="ce4">
            <text:p>17,586,093</text:p>
          </table:table-cell>
          <table:table-cell office:value-type="float" office:value="841860.64999999967" table:style-name="ce4">
            <text:p>841,861</text:p>
          </table:table-cell>
          <table:table-cell office:value-type="float" office:value="9820797.3399999999" table:style-name="ce4">
            <text:p>9,820,797</text:p>
          </table:table-cell>
          <table:table-cell office:value-type="float" office:value="45971181.520000003" table:style-name="ce4">
            <text:p>45,971,182</text:p>
          </table:table-cell>
          <table:table-cell office:value-type="float" office:value="18521973.140000001" table:style-name="ce4">
            <text:p>18,521,973</text:p>
          </table:table-cell>
          <table:table-cell office:value-type="float" office:value="259008544.53000003" table:style-name="ce4">
            <text:p>259,008,545</text:p>
          </table:table-cell>
          <table:table-cell office:value-type="float" office:value="5615625.4900000002" table:style-name="ce4">
            <text:p>5,615,625</text:p>
          </table:table-cell>
          <table:table-cell office:value-type="float" office:value="-30028.28" table:style-name="ce4">
            <text:p>-30,028</text:p>
          </table:table-cell>
          <table:table-cell office:value-type="float" office:value="5585597.21" table:style-name="ce4">
            <text:p>5,585,597</text:p>
          </table:table-cell>
          <table:table-cell office:value-type="float" office:value="264594141.74000004" table:style-name="ce4">
            <text:p>264,594,14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077" table:style-name="ce4">
            <text:p>1,077</text:p>
          </table:table-cell>
          <table:table-cell office:value-type="float" office:value="984.38810999999737" table:style-name="ce4">
            <text:p>984</text:p>
          </table:table-cell>
          <table:table-cell office:value-type="float" office:value="433" table:style-name="ce4">
            <text:p>433</text:p>
          </table:table-cell>
          <table:table-cell office:value-type="float" office:value="411.85730000000018" table:style-name="ce4">
            <text:p>412</text:p>
          </table:table-cell>
          <table:table-cell office:value-type="float" office:value="181" table:style-name="ce4">
            <text:p>181</text:p>
          </table:table-cell>
          <table:table-cell office:value-type="float" office:value="171.26352" table:style-name="ce4">
            <text:p>171</text:p>
          </table:table-cell>
          <table:table-cell office:value-type="float" office:value="23" table:style-name="ce4">
            <text:p>23</text:p>
          </table:table-cell>
          <table:table-cell office:value-type="float" office:value="22.8" table:style-name="ce4">
            <text:p>2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17" table:style-name="ce4">
            <text:p>1,717</text:p>
          </table:table-cell>
          <table:table-cell office:value-type="float" office:value="1593.3089299999974" table:style-name="ce4">
            <text:p>1,593</text:p>
          </table:table-cell>
          <table:table-cell office:value-type="float" office:value="138" table:style-name="ce4">
            <text:p>138</text:p>
          </table:table-cell>
          <table:table-cell office:value-type="float" office:value="128.19999999999999" table:style-name="ce4">
            <text:p>1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8" table:style-name="ce4">
            <text:p>138</text:p>
          </table:table-cell>
          <table:table-cell office:value-type="float" office:value="128.19999999999999" table:style-name="ce4">
            <text:p>128</text:p>
          </table:table-cell>
          <table:table-cell office:value-type="float" office:value="0" table:style-name="ce4">
            <text:p>0</text:p>
          </table:table-cell>
          <table:table-cell office:value-type="float" office:value="1855" table:style-name="ce4">
            <text:p>1,855</text:p>
          </table:table-cell>
          <table:table-cell office:value-type="float" office:value="1721.5089299999975" table:style-name="ce4">
            <text:p>1,722</text:p>
          </table:table-cell>
          <table:table-cell office:value-type="float" office:value="3281377.17" table:style-name="ce4">
            <text:p>3,281,377</text:p>
          </table:table-cell>
          <table:table-cell office:value-type="float" office:value="49812.35" table:style-name="ce4">
            <text:p>49,812</text:p>
          </table:table-cell>
          <table:table-cell office:value-type="float" office:value="52101.479999999989" table:style-name="ce4">
            <text:p>52,101</text:p>
          </table:table-cell>
          <table:table-cell office:value-type="float" office:value="193405.38" table:style-name="ce4">
            <text:p>193,405</text:p>
          </table:table-cell>
          <table:table-cell office:value-type="float" office:value="849182.75" table:style-name="ce4">
            <text:p>849,183</text:p>
          </table:table-cell>
          <table:table-cell office:value-type="float" office:value="333384.49000000005" table:style-name="ce4">
            <text:p>333,384</text:p>
          </table:table-cell>
          <table:table-cell office:value-type="float" office:value="4759263.62" table:style-name="ce4">
            <text:p>4,759,264</text:p>
          </table:table-cell>
          <table:table-cell office:value-type="float" office:value="514367.33999999997" table:style-name="ce4">
            <text:p>514,367</text:p>
          </table:table-cell>
          <table:table-cell office:value-type="float" office:value="0" table:style-name="ce4">
            <text:p>0</text:p>
          </table:table-cell>
          <table:table-cell office:value-type="float" office:value="514367.33999999997" table:style-name="ce4">
            <text:p>514,367</text:p>
          </table:table-cell>
          <table:table-cell office:value-type="float" office:value="5273630.96" table:style-name="ce4">
            <text:p>5,273,63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47" table:style-name="ce4">
            <text:p>2,247</text:p>
          </table:table-cell>
          <table:table-cell office:value-type="float" office:value="2033.43" table:style-name="ce4">
            <text:p>2,033</text:p>
          </table:table-cell>
          <table:table-cell office:value-type="float" office:value="2247" table:style-name="ce4">
            <text:p>2,247</text:p>
          </table:table-cell>
          <table:table-cell office:value-type="float" office:value="2033.43" table:style-name="ce4">
            <text:p>2,033</text:p>
          </table:table-cell>
          <table:table-cell office:value-type="float" office:value="55" table:style-name="ce4">
            <text:p>55</text:p>
          </table:table-cell>
          <table:table-cell office:value-type="float" office:value="55" table:style-name="ce4">
            <text:p>5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" table:style-name="ce4">
            <text:p>58</text:p>
          </table:table-cell>
          <table:table-cell office:value-type="float" office:value="58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2305" table:style-name="ce4">
            <text:p>2,305</text:p>
          </table:table-cell>
          <table:table-cell office:value-type="float" office:value="2091.4300000000003" table:style-name="ce4">
            <text:p>2,091</text:p>
          </table:table-cell>
          <table:table-cell office:value-type="float" office:value="9476928.1899999995" table:style-name="ce4">
            <text:p>9,476,9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76928.1899999995" table:style-name="ce4">
            <text:p>9,476,928</text:p>
          </table:table-cell>
          <table:table-cell office:value-type="float" office:value="539840.63999999978" table:style-name="ce4">
            <text:p>539,841</text:p>
          </table:table-cell>
          <table:table-cell office:value-type="float" office:value="0" table:style-name="ce4">
            <text:p>0</text:p>
          </table:table-cell>
          <table:table-cell office:value-type="float" office:value="539840.63999999978" table:style-name="ce4">
            <text:p>539,841</text:p>
          </table:table-cell>
          <table:table-cell office:value-type="float" office:value="10016768.83" table:style-name="ce4">
            <text:p>10,016,76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4.63" table:style-name="ce4">
            <text:p>95</text:p>
          </table:table-cell>
          <table:table-cell office:value-type="float" office:value="101" table:style-name="ce4">
            <text:p>101</text:p>
          </table:table-cell>
          <table:table-cell office:value-type="float" office:value="94.63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4.63" table:style-name="ce4">
            <text:p>95</text:p>
          </table:table-cell>
          <table:table-cell office:value-type="float" office:value="514010" table:style-name="ce4">
            <text:p>514,010</text:p>
          </table:table-cell>
          <table:table-cell office:value-type="float" office:value="0" table:style-name="ce4">
            <text:p>0</text:p>
          </table:table-cell>
          <table:table-cell office:value-type="float" office:value="2700" table:style-name="ce4">
            <text:p>2,7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6710" table:style-name="ce4">
            <text:p>516,7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6710" table:style-name="ce4">
            <text:p>516,710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4" table:style-name="ce4">
            <text:p>24</text:p>
          </table:table-cell>
          <table:table-cell office:value-type="float" office:value="23.6" table:style-name="ce4">
            <text:p>24</text:p>
          </table:table-cell>
          <table:table-cell office:value-type="float" office:value="58" table:style-name="ce4">
            <text:p>58</text:p>
          </table:table-cell>
          <table:table-cell office:value-type="float" office:value="56" table:style-name="ce4">
            <text:p>56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5.4" table:style-name="ce4">
            <text:p>95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6.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06" table:style-name="ce4">
            <text:p>106</text:p>
          </table:table-cell>
          <table:table-cell office:value-type="float" office:value="101.5" table:style-name="ce4">
            <text:p>102</text:p>
          </table:table-cell>
          <table:table-cell office:value-type="float" office:value="473289.62999999995" table:style-name="ce4">
            <text:p>473,290</text:p>
          </table:table-cell>
          <table:table-cell office:value-type="float" office:value="7318.56" table:style-name="ce4">
            <text:p>7,319</text:p>
          </table:table-cell>
          <table:table-cell office:value-type="float" office:value="9335" table:style-name="ce4">
            <text:p>9,335</text:p>
          </table:table-cell>
          <table:table-cell office:value-type="float" office:value="2516.9299999999998" table:style-name="ce4">
            <text:p>2,517</text:p>
          </table:table-cell>
          <table:table-cell office:value-type="float" office:value="75893.990000000005" table:style-name="ce4">
            <text:p>75,894</text:p>
          </table:table-cell>
          <table:table-cell office:value-type="float" office:value="36987.099999999991" table:style-name="ce4">
            <text:p>36,987</text:p>
          </table:table-cell>
          <table:table-cell office:value-type="float" office:value="605341.21" table:style-name="ce4">
            <text:p>605,341</text:p>
          </table:table-cell>
          <table:table-cell office:value-type="float" office:value="41935.72" table:style-name="ce4">
            <text:p>41,936</text:p>
          </table:table-cell>
          <table:table-cell office:value-type="float" office:value="4348" table:style-name="ce4">
            <text:p>4,348</text:p>
          </table:table-cell>
          <table:table-cell office:value-type="float" office:value="46283.72" table:style-name="ce4">
            <text:p>46,284</text:p>
          </table:table-cell>
          <table:table-cell office:value-type="float" office:value="651624.92999999993" table:style-name="ce4">
            <text:p>651,62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" table:style-name="ce4">
            <text:p>38</text:p>
          </table:table-cell>
          <table:table-cell office:value-type="float" office:value="34.86" table:style-name="ce4">
            <text:p>35</text:p>
          </table:table-cell>
          <table:table-cell office:value-type="float" office:value="38" table:style-name="ce4">
            <text:p>38</text:p>
          </table:table-cell>
          <table:table-cell office:value-type="float" office:value="34.86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" table:style-name="ce4">
            <text:p>38</text:p>
          </table:table-cell>
          <table:table-cell office:value-type="float" office:value="34.86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2" table:style-name="ce4">
            <text:p>12</text:p>
          </table:table-cell>
          <table:table-cell office:value-type="float" office:value="11.5" table:style-name="ce4">
            <text:p>12</text:p>
          </table:table-cell>
          <table:table-cell office:value-type="float" office:value="129" table:style-name="ce4">
            <text:p>129</text:p>
          </table:table-cell>
          <table:table-cell office:value-type="float" office:value="126.6" table:style-name="ce4">
            <text:p>127</text:p>
          </table:table-cell>
          <table:table-cell office:value-type="float" office:value="49" table:style-name="ce4">
            <text:p>49</text:p>
          </table:table-cell>
          <table:table-cell office:value-type="float" office:value="47.7" table:style-name="ce4">
            <text:p>48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2" table:style-name="ce4">
            <text:p>202</text:p>
          </table:table-cell>
          <table:table-cell office:value-type="float" office:value="196.8" table:style-name="ce4">
            <text:p>197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211" table:style-name="ce4">
            <text:p>211</text:p>
          </table:table-cell>
          <table:table-cell office:value-type="float" office:value="205.8" table:style-name="ce4">
            <text:p>206</text:p>
          </table:table-cell>
          <table:table-cell office:value-type="float" office:value="517000.49" table:style-name="ce4">
            <text:p>517,000</text:p>
          </table:table-cell>
          <table:table-cell office:value-type="float" office:value="-3085.55" table:style-name="ce4">
            <text:p>-3,086</text:p>
          </table:table-cell>
          <table:table-cell office:value-type="float" office:value="113792.23999999999" table:style-name="ce4">
            <text:p>113,792</text:p>
          </table:table-cell>
          <table:table-cell office:value-type="float" office:value="337.36" table:style-name="ce4">
            <text:p>337</text:p>
          </table:table-cell>
          <table:table-cell office:value-type="float" office:value="125162.84" table:style-name="ce4">
            <text:p>125,163</text:p>
          </table:table-cell>
          <table:table-cell office:value-type="float" office:value="63520.409999999996" table:style-name="ce4">
            <text:p>63,520</text:p>
          </table:table-cell>
          <table:table-cell office:value-type="float" office:value="816727.78999999992" table:style-name="ce4">
            <text:p>816,728</text:p>
          </table:table-cell>
          <table:table-cell office:value-type="float" office:value="19074.89" table:style-name="ce4">
            <text:p>19,075</text:p>
          </table:table-cell>
          <table:table-cell office:value-type="float" office:value="1050" table:style-name="ce4">
            <text:p>1,050</text:p>
          </table:table-cell>
          <table:table-cell office:value-type="float" office:value="20124.89" table:style-name="ce4">
            <text:p>20,125</text:p>
          </table:table-cell>
          <table:table-cell office:value-type="float" office:value="836852.67999999993" table:style-name="ce4">
            <text:p>836,853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16.600000000000001" table:style-name="ce4">
            <text:p>17</text:p>
          </table:table-cell>
          <table:table-cell office:value-type="float" office:value="43" table:style-name="ce4">
            <text:p>43</text:p>
          </table:table-cell>
          <table:table-cell office:value-type="float" office:value="41.11" table:style-name="ce4">
            <text:p>41</text:p>
          </table:table-cell>
          <table:table-cell office:value-type="float" office:value="30" table:style-name="ce4">
            <text:p>30</text:p>
          </table:table-cell>
          <table:table-cell office:value-type="float" office:value="29.81" table:style-name="ce4">
            <text:p>3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" table:style-name="ce4">
            <text:p>95</text:p>
          </table:table-cell>
          <table:table-cell office:value-type="float" office:value="92.52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" table:style-name="ce4">
            <text:p>95</text:p>
          </table:table-cell>
          <table:table-cell office:value-type="float" office:value="92.52" table:style-name="ce4">
            <text:p>93</text:p>
          </table:table-cell>
          <table:table-cell office:value-type="float" office:value="333990.09000000003" table:style-name="ce4">
            <text:p>333,990</text:p>
          </table:table-cell>
          <table:table-cell office:value-type="float" office:value="3042.0699999999997" table:style-name="ce4">
            <text:p>3,042</text:p>
          </table:table-cell>
          <table:table-cell office:value-type="float" office:value="325" table:style-name="ce4">
            <text:p>325</text:p>
          </table:table-cell>
          <table:table-cell office:value-type="float" office:value="0" table:style-name="ce4">
            <text:p>0</text:p>
          </table:table-cell>
          <table:table-cell office:value-type="float" office:value="91130.53" table:style-name="ce4">
            <text:p>91,131</text:p>
          </table:table-cell>
          <table:table-cell office:value-type="float" office:value="34848.550000000003" table:style-name="ce4">
            <text:p>34,849</text:p>
          </table:table-cell>
          <table:table-cell office:value-type="float" office:value="463336.24000000005" table:style-name="ce4">
            <text:p>463,3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3336.24000000005" table:style-name="ce4">
            <text:p>463,33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18" table:style-name="ce4">
            <text:p>18</text:p>
          </table:table-cell>
          <table:table-cell office:value-type="float" office:value="17.8" table:style-name="ce4">
            <text:p>18</text:p>
          </table:table-cell>
          <table:table-cell office:value-type="float" office:value="17" table:style-name="ce4">
            <text:p>17</text:p>
          </table:table-cell>
          <table:table-cell office:value-type="float" office:value="16.8" table:style-name="ce4">
            <text:p>17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office:value-type="float" office:value="51.8" table:style-name="ce4">
            <text:p>5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2" table:style-name="ce4">
            <text:p>62</text:p>
          </table:table-cell>
          <table:table-cell office:value-type="float" office:value="54.8" table:style-name="ce4">
            <text:p>55</text:p>
          </table:table-cell>
          <table:table-cell office:value-type="float" office:value="177081.75" table:style-name="ce4">
            <text:p>177,082</text:p>
          </table:table-cell>
          <table:table-cell office:value-type="float" office:value="1670.99" table:style-name="ce4">
            <text:p>1,671</text:p>
          </table:table-cell>
          <table:table-cell office:value-type="float" office:value="2000" table:style-name="ce4">
            <text:p>2,000</text:p>
          </table:table-cell>
          <table:table-cell office:value-type="float" office:value="0" table:style-name="ce4">
            <text:p>0</text:p>
          </table:table-cell>
          <table:table-cell office:value-type="float" office:value="51831.78" table:style-name="ce4">
            <text:p>51,832</text:p>
          </table:table-cell>
          <table:table-cell office:value-type="float" office:value="19641.41" table:style-name="ce4">
            <text:p>19,641</text:p>
          </table:table-cell>
          <table:table-cell office:value-type="float" office:value="252225.93" table:style-name="ce4">
            <text:p>252,226</text:p>
          </table:table-cell>
          <table:table-cell office:value-type="float" office:value="16109.449999999999" table:style-name="ce4">
            <text:p>16,109</text:p>
          </table:table-cell>
          <table:table-cell office:value-type="float" office:value="0" table:style-name="ce4">
            <text:p>0</text:p>
          </table:table-cell>
          <table:table-cell office:value-type="float" office:value="16109.449999999999" table:style-name="ce4">
            <text:p>16,109</text:p>
          </table:table-cell>
          <table:table-cell office:value-type="float" office:value="268335.38" table:style-name="ce4">
            <text:p>268,335</text:p>
          </table:table-cell>
          <table:table-cell table:number-columns-repeated="16343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5" table:style-name="ce1"/>
          <table:table-cell table:number-columns-repeated="36" table:style-name="ce4"/>
          <table:table-cell table:number-columns-repeated="16343"/>
        </table:table-row>
        <table:table-row table:number-rows-repeated="12" table:style-name="ro2">
          <table:table-cell table:number-columns-repeated="5"/>
          <table:table-cell table:number-columns-repeated="36" table:style-name="ce4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artley, Robert</meta:initial-creator>
    <dc:creator>Dale, Harriet</dc:creator>
    <meta:creation-date>2022-09-30T10:29:42Z</meta:creation-date>
    <dc:date>2023-08-18T08:37:00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